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a9aa" officeooo:paragraph-rsid="0011a9aa"/>
    </style:style>
    <style:style style:name="P2" style:family="paragraph" style:parent-style-name="Standard" style:list-style-name="L1">
      <style:text-properties officeooo:rsid="0011a9aa" officeooo:paragraph-rsid="0011a9aa"/>
    </style:style>
    <style:style style:name="P3" style:family="paragraph" style:parent-style-name="Standard" style:list-style-name="L1">
      <style:text-properties officeooo:rsid="0011a9aa" officeooo:paragraph-rsid="0011c50d"/>
    </style:style>
    <style:style style:name="P4" style:family="paragraph" style:parent-style-name="Standard" style:list-style-name="L1">
      <style:text-properties officeooo:rsid="0011c50d" officeooo:paragraph-rsid="0011c50d"/>
    </style:style>
    <style:style style:name="P5" style:family="paragraph" style:parent-style-name="Standard">
      <style:text-properties officeooo:rsid="0011c50d" officeooo:paragraph-rsid="0011c50d"/>
    </style:style>
    <style:style style:name="P6" style:family="paragraph" style:parent-style-name="Standard">
      <style:text-properties officeooo:rsid="001387bc" officeooo:paragraph-rsid="001387bc"/>
    </style:style>
    <style:style style:name="P7" style:family="paragraph" style:parent-style-name="Standard" style:list-style-name="L2">
      <style:text-properties officeooo:rsid="001387bc" officeooo:paragraph-rsid="0014ffbc"/>
    </style:style>
    <style:style style:name="P8" style:family="paragraph" style:parent-style-name="Standard" style:list-style-name="L2">
      <style:text-properties officeooo:rsid="0014ffbc" officeooo:paragraph-rsid="0014ffbc"/>
    </style:style>
    <style:style style:name="P9" style:family="paragraph" style:parent-style-name="Standard">
      <style:text-properties officeooo:rsid="0014ffbc" officeooo:paragraph-rsid="0014ffbc"/>
    </style:style>
    <style:style style:name="P10" style:family="paragraph" style:parent-style-name="Standard" style:list-style-name="L3">
      <style:text-properties officeooo:rsid="0014ffbc" officeooo:paragraph-rsid="0014ffbc"/>
    </style:style>
    <style:style style:name="P11" style:family="paragraph" style:parent-style-name="Standard" style:list-style-name="L4">
      <style:text-properties officeooo:rsid="0014ffbc" officeooo:paragraph-rsid="0014ffbc"/>
    </style:style>
    <style:style style:name="P12" style:family="paragraph" style:parent-style-name="Standard" style:list-style-name="L4">
      <style:text-properties officeooo:rsid="0016b27d" officeooo:paragraph-rsid="0016b27d"/>
    </style:style>
    <style:style style:name="P13" style:family="paragraph" style:parent-style-name="Standard">
      <style:text-properties officeooo:rsid="0016b27d" officeooo:paragraph-rsid="0016b27d"/>
    </style:style>
    <style:style style:name="P14" style:family="paragraph" style:parent-style-name="Standard" style:list-style-name="L6">
      <style:text-properties officeooo:rsid="0016b27d" officeooo:paragraph-rsid="0016b27d"/>
    </style:style>
    <style:style style:name="P15" style:family="paragraph" style:parent-style-name="Standard" style:list-style-name="L6">
      <style:text-properties officeooo:rsid="0017aeb7" officeooo:paragraph-rsid="0017aeb7"/>
    </style:style>
    <style:style style:name="P16" style:family="paragraph" style:parent-style-name="Standard" style:list-style-name="L6">
      <style:text-properties officeooo:rsid="00188a7c" officeooo:paragraph-rsid="00188a7c"/>
    </style:style>
    <style:style style:name="P17" style:family="paragraph" style:parent-style-name="Standard">
      <style:text-properties officeooo:rsid="0019a1ad" officeooo:paragraph-rsid="0019a1ad"/>
    </style:style>
    <style:style style:name="T1" style:family="text">
      <style:text-properties officeooo:rsid="0011c50d"/>
    </style:style>
    <style:style style:name="T2" style:family="text">
      <style:text-properties officeooo:rsid="001387bc"/>
    </style:style>
    <style:style style:name="T3" style:family="text">
      <style:text-properties officeooo:rsid="0014ffbc"/>
    </style:style>
    <style:style style:name="T4" style:family="text">
      <style:text-properties officeooo:rsid="0016b27d"/>
    </style:style>
    <style:style style:name="T5" style:family="text">
      <style:text-properties officeooo:rsid="00188a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Kristopher Sewell</text:p>
      <text:p text:style-name="P17">CE2336.002</text:p>
      <text:p text:style-name="P17">kjs170430</text:p>
      <text:p text:style-name="P1"/>
      <text:p text:style-name="P1"/>
      <text:p text:style-name="P1"/>
      <text:p text:style-name="P1">Method: Main</text:p>
      <text:p text:style-name="P1">Return: Void</text:p>
      <text:p text:style-name="P1">Arguments: Null</text:p>
      <text:p text:style-name="P1">Depends: <text:span text:style-name="T2">java.io.File java.util.Scanner java.io.PrintWriter Number Complex</text:span></text:p>
      <text:p text:style-name="P1">Description:<text:tab/></text:p>
      <text:list xml:id="list4119799868" text:style-name="L1">
        <text:list-item>
          <text:p text:style-name="P2">if Input file exists and can be opened. Open Scanner While hasNext</text:p>
        </text:list-item>
        <text:list-item>
          <text:p text:style-name="P2">Getnextline, call trim and call split, store in parts array.</text:p>
        </text:list-item>
        <text:list-item>
          <text:p text:style-name="P2">If parts array is greater then 3 continue;</text:p>
        </text:list-item>
        <text:list-item>
          <text:p text:style-name="P3">is part[0] a Number? Yes – <text:s/>Create Number Object</text:p>
        </text:list-item>
        <text:list-item>
          <text:p text:style-name="P3"><text:span text:style-name="T1">is part[0] a Complex? Yes – Create Complex Object</text:span></text:p>
        </text:list-item>
        <text:list-item>
          <text:p text:style-name="P3"><text:span text:style-name="T1">If no to both – Continue;</text:span></text:p>
        </text:list-item>
        <text:list-item>
          <text:p text:style-name="P4">is part[2] a Number? Yes – Create Number Object</text:p>
        </text:list-item>
        <text:list-item>
          <text:p text:style-name="P4">is part[2] a Complex? Yes – Create Complex Object</text:p>
        </text:list-item>
        <text:list-item>
          <text:p text:style-name="P3"><text:span text:style-name="T1">If no to both – Continue;</text:span></text:p>
        </text:list-item>
        <text:list-item>
          <text:p text:style-name="P4">is part[1] a valid operator? Yes – Do calculation and toString Object1 + “ “ + part[1] + “ ” + Object2 + “ = “ + calculation into file.</text:p>
        </text:list-item>
        <text:list-item>
          <text:p text:style-name="P4">Close files, exit.</text:p>
        </text:list-item>
      </text:list>
      <text:p text:style-name="P5"/>
      <text:p text:style-name="P5">Method: <text:span text:style-name="T2">Number.isValid</text:span></text:p>
      <text:p text:style-name="P6">Return: Bool</text:p>
      <text:p text:style-name="P6">Arguments: String</text:p>
      <text:p text:style-name="P6">Depends: java.util.regex</text:p>
      <text:p text:style-name="P6">Description: </text:p>
      <text:list xml:id="list3757107841" text:style-name="L2">
        <text:list-item>
          <text:p text:style-name="P7"><text:span text:style-name="T3">pattern is equal “</text:span>[0-9]+<text:span text:style-name="T3">(</text:span>[.][0-9]*<text:span text:style-name="T3">)</text:span>{0,1}” <text:span text:style-name="T3">0 to 9 at least one time with ‘.’ 0 to 1 time with [0-9]*</text:span></text:p>
        </text:list-item>
        <text:list-item>
          <text:p text:style-name="P8">return string.matches(pattern)</text:p>
        </text:list-item>
      </text:list>
      <text:p text:style-name="P9"/>
      <text:p text:style-name="P9">Method Complex.isValid</text:p>
      <text:p text:style-name="P9">Return: Bool</text:p>
      <text:p text:style-name="P9">Arguments: String</text:p>
      <text:p text:style-name="P9">Depends: java.util.regex Number.isValid</text:p>
      <text:p text:style-name="P9">Description:</text:p>
      <text:list xml:id="list1100581779" text:style-name="L3">
        <text:list-item>
          <text:p text:style-name="P10">pattern is equal ValidNumber[+-]{1,1}ValidNumber’i’</text:p>
        </text:list-item>
        <text:list-item>
          <text:p text:style-name="P10">return string.matches(pattern)</text:p>
        </text:list-item>
      </text:list>
      <text:p text:style-name="P9"/>
      <text:p text:style-name="P9">Method: checkOp</text:p>
      <text:p text:style-name="P9">Return: Bool</text:p>
      <text:p text:style-name="P9">Arguments: String</text:p>
      <text:p text:style-name="P9">Depends: </text:p>
      <text:p text:style-name="P9">Description:</text:p>
      <text:list xml:id="list454155468" text:style-name="L4">
        <text:list-item>
          <text:p text:style-name="P12">if string.size == 2 check that its /=</text:p>
        </text:list-item>
        <text:list-item>
          <text:p text:style-name="P11">char array {+,-,*,/,&lt;,&gt;,=} for each <text:span text:style-name="T4">check == string[0] <text:s/>return true</text:span></text:p>
        </text:list-item>
        <text:list-item>
          <text:p text:style-name="P12">return false by default</text:p>
        </text:list-item>
      </text:list>
      <text:p text:style-name="P9"/>
      <text:p text:style-name="P13"><text:soft-page-break/>Method: calculate</text:p>
      <text:p text:style-name="P13">Return: Object</text:p>
      <text:p text:style-name="P13">Arguments: Object, Object, String</text:p>
      <text:p text:style-name="P13">Depends:</text:p>
      <text:p text:style-name="P13">Description:</text:p>
      <text:list xml:id="list3332122625" text:style-name="L6">
        <text:list-item>
          <text:p text:style-name="P14">2 * 2 * 8 = 32 ways to calculate</text:p>
        </text:list-item>
        <text:list-item>
          <text:p text:style-name="P14">if number number (1 instanceof Number &amp;&amp; 2 instanceof Number)</text:p>
          <text:list>
            <text:list-item>
              <text:p text:style-name="P15">switch case operators</text:p>
            </text:list-item>
            <text:list-item>
              <text:p text:style-name="P15">return new Number(1.getnum &lt;operator&gt; 2.getnum) </text:p>
            </text:list-item>
            <text:list-item>
              <text:p text:style-name="P15">**check 2 != 0 for divides overflow/underflow checks</text:p>
            </text:list-item>
          </text:list>
        </text:list-item>
        <text:list-item>
          <text:p text:style-name="P14">if number complex</text:p>
          <text:list>
            <text:list-item>
              <text:p text:style-name="P15">switch case operators</text:p>
            </text:list-item>
            <text:list-item>
              <text:p text:style-name="P15">return new Complex(1.getnum &lt;operator&gt; 2.getnum, 2.getcomplex)</text:p>
            </text:list-item>
            <text:list-item>
              <text:p text:style-name="P15">will need to calculate magnitude for most operations</text:p>
            </text:list-item>
          </text:list>
        </text:list-item>
        <text:list-item>
          <text:p text:style-name="P14">if complex number</text:p>
          <text:list>
            <text:list-item>
              <text:p text:style-name="P15">switch case operators</text:p>
            </text:list-item>
            <text:list-item>
              <text:p text:style-name="P15">call number complex with modified operators<text:span text:style-name="T5">(if needed)</text:span></text:p>
            </text:list-item>
          </text:list>
        </text:list-item>
        <text:list-item>
          <text:p text:style-name="P14">if complex complex</text:p>
          <text:list>
            <text:list-item>
              <text:p text:style-name="P16">if not (+ or -) calculate magnitude for both</text:p>
            </text:list-item>
            <text:list-item>
              <text:p text:style-name="P16">switch case operators</text:p>
            </text:list-item>
          </text:list>
        </text:list-item>
        <text:list-item>
          <text:p text:style-name="P16">If to return true make Number.number = infinity **include toString case for this</text:p>
        </text:list-item>
        <text:list-item>
          <text:p text:style-name="P16">If to return false make Number.number = <text:s/>NaN **include toString case for th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21:44:44.592843645</meta:creation-date>
    <dc:date>2018-02-05T23:12:23.002447954</dc:date>
    <meta:editing-duration>PT3M17S</meta:editing-duration>
    <meta:editing-cycles>1</meta:editing-cycles>
    <meta:document-statistic meta:table-count="0" meta:image-count="0" meta:object-count="0" meta:page-count="2" meta:paragraph-count="63" meta:word-count="352" meta:character-count="2135" meta:non-whitespace-character-count="1867"/>
    <meta:generator>LibreOffice/6.0.0.3$Linux_X86_64 LibreOffice_project/00m0$Build-3</meta:generator>
  </office:meta>
</office:document-meta>
</file>